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7.895cm" svg:y="0.798cm">
            <draw:object draw:notify-on-update-of-ranges="Feuille1.A2:Feuille1.A12 Feuille1.B1:Feuille1.B1 Feuille1.B2:Feuille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gn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Formul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OG(1/(1-([.A3]/2^108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LOG(1/(1-([.A4]/2^108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LOG(1/(1-([.A5]/2^108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LOG(1/(1-([.A6]/2^108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LOG(1/(1-([.A7]/2^108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LOG(1/(1-([.A8]/2^108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formula="of:=LOG(1/(1-([.A9]/2^108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formula="of:=LOG(1/(1-([.A10]/2^108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LOG(1/(1-([.A11]/2^108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formula="of:=LOG(1/(1-([.A12]/2^108))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000" calcext:value-type="float">
            <text:p>4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3:55:21.333460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3T13:58:26.110080913</meta:creation-date>
    <dc:date>2021-02-24T14:04:51.683401584</dc:date>
    <meta:editing-duration>PT23M26S</meta:editing-duration>
    <meta:editing-cycles>2</meta:editing-cycles>
    <meta:generator>LibreOffice/7.0.4.2$MacOSX_X86_64 LibreOffice_project/dcf040e67528d9187c66b2379df5ea4407429775</meta:generator>
    <meta:document-statistic meta:table-count="1" meta:cell-count="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4cm" svg:y="3.952cm" style:legend-expansion="high" chart:style-name="ch2"/>
        <chart:plot-area chart:style-name="ch3" table:cell-range-address="Feuille1.A2:Feuille1.B12 Feuille1.B1:Feuille1.B1" chart:data-source-has-labels="row" svg:x="0.32cm" svg:y="0.18cm" svg:width="11cm" svg:height="8.64cm">
          <chart:coordinate-region svg:x="0.968cm" svg:y="0.379cm" svg:width="9.85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2" chart:label-cell-address="Feuille1.B1:Feuille1.B1" chart:class="chart:scatter">
            <chart:domain table:cell-range-address="Feuille1.A2:Feuille1.A12"/>
            <chart:regression-curve chart:style-name="ch8">
              <chart:equation chart:display-equation="true" chart:display-r-square="tru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12</svg:desc>
                </draw:g>
              </table:table-cell>
              <table:table-cell office:value-type="float" office:value="0">
                <text:p>0</text:p>
                <draw:g>
                  <svg:desc>Feuille1.B2:Feuille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